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fo:letter-spacing="normal" officeooo:rsid="000b5c41" officeooo:paragraph-rsid="000b5c41"/>
    </style:style>
    <style:style style:name="P2" style:family="paragraph" style:parent-style-name="Standard">
      <style:text-properties fo:font-variant="normal" fo:text-transform="none" fo:color="#000000" fo:letter-spacing="normal" officeooo:rsid="000b5c41" officeooo:paragraph-rsid="000b7d1c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fo:letter-spacing="normal" officeooo:rsid="000b5c41" officeooo:paragraph-rsid="000b7d1c"/>
    </style:style>
    <style:style style:name="P4" style:family="paragraph" style:parent-style-name="Standard">
      <style:text-properties fo:font-variant="normal" fo:text-transform="none" fo:color="#000000" fo:letter-spacing="normal" officeooo:rsid="000b7d1c" officeooo:paragraph-rsid="000b7d1c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fo:letter-spacing="normal" officeooo:rsid="000bee36" officeooo:paragraph-rsid="000bee36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fo:letter-spacing="normal" officeooo:paragraph-rsid="000dfae0"/>
    </style:style>
    <style:style style:name="T1" style:family="text">
      <style:text-properties style:font-name="Roboto" fo:font-size="12pt" fo:font-style="normal" fo:font-weight="normal"/>
    </style:style>
    <style:style style:name="T2" style:family="text">
      <style:text-properties style:font-name="Roboto" fo:font-size="12pt" fo:font-style="normal" fo:font-weight="normal" officeooo:rsid="000b7d1c"/>
    </style:style>
    <style:style style:name="T3" style:family="text">
      <style:text-properties style:font-name="Roboto" fo:font-size="12pt" fo:font-style="normal" fo:font-weight="normal" style:font-weight-asian="bold" style:font-weight-complex="bold"/>
    </style:style>
    <style:style style:name="T4" style:family="text">
      <style:text-properties style:font-name="Roboto" fo:font-size="12pt" fo:font-style="normal" fo:font-weight="normal" officeooo:rsid="000bee36"/>
    </style:style>
    <style:style style:name="T5" style:family="text">
      <style:text-properties style:font-name="Roboto" fo:font-size="12pt" fo:font-style="normal" fo:font-weight="normal" style:font-weight-asian="normal" style:font-weight-complex="normal"/>
    </style:style>
    <style:style style:name="T6" style:family="text">
      <style:text-properties style:font-name="Roboto" fo:font-size="12pt" fo:font-style="normal" fo:font-weight="normal" officeooo:rsid="000dfae0" style:font-weight-asian="normal" style:font-weight-complex="normal"/>
    </style:style>
    <style:style style:name="T7" style:family="text">
      <style:text-properties style:font-name="Roboto" fo:font-size="12pt" fo:font-style="normal" fo:font-weight="normal" officeooo:rsid="000fe662" style:font-weight-asian="normal" style:font-weight-complex="normal"/>
    </style:style>
    <style:style style:name="T8" style:family="text">
      <style:text-properties style:font-name="Roboto" fo:font-size="12pt" fo:font-style="normal" fo:font-weight="normal" officeooo:rsid="000c9ace"/>
    </style:style>
    <style:style style:name="T9" style:family="text">
      <style:text-properties style:font-name="Roboto" fo:font-size="12pt" fo:font-style="normal" fo:font-weight="normal" officeooo:rsid="000dfae0"/>
    </style:style>
    <style:style style:name="T10" style:family="text">
      <style:text-properties style:font-name="Roboto" fo:font-size="12pt" fo:font-style="normal" fo:font-weight="bold" style:font-weight-asian="bold" style:font-weight-complex="bold"/>
    </style:style>
    <style:style style:name="T11" style:family="text">
      <style:text-properties style:font-name="Roboto" fo:font-size="12pt" fo:font-style="normal" fo:font-weight="bold" officeooo:rsid="000b7d1c" style:font-weight-asian="bold" style:font-weight-complex="bold"/>
    </style:style>
    <style:style style:name="T12" style:family="text">
      <style:text-properties style:font-name="Roboto" fo:font-size="12pt" fo:font-style="normal" fo:font-weight="bold" officeooo:rsid="000bee36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 <text:span text:style-name="T13">П</text:span><text:span text:style-name="T10">редметная область</text:span><text:span text:style-name="T3">.</text:span></text:p>
      <text:p text:style-name="P2"><text:span text:style-name="T1"><text:tab/>Система управления задачами (органайзер) </text:span><text:span text:style-name="T2">с модульной системой.</text:span></text:p>
      <text:p text:style-name="P1"><text:span text:style-name="T1"/></text:p>
      <text:p text:style-name="P2"><text:span text:style-name="T11">Введение.</text:span></text:p>
      <text:p text:style-name="P3"><text:span text:style-name="T1"><text:tab/>Проект разделен на </text:span><text:span text:style-name="T2">главное приложение, систему <text:s/>управления модулями (плагинами) и систему управления задачами ( задачи представлены в древовидном виде) . Обобщенная схема представлена на первом рисунке </text:span><text:span text:style-name="T4">(первые два файла </text:span><text:span text:style-name="T12">.png</text:span><text:span text:style-name="T4"> и .</text:span><text:span text:style-name="T12">svg</text:span><text:span text:style-name="T4">)</text:span><text:span text:style-name="T2">.</text:span></text:p>
      <text:p text:style-name="P3"><text:span text:style-name="T2"/></text:p>
      <text:p text:style-name="P5"><text:span text:style-name="T2"><text:tab/>К</text:span><text:span text:style-name="T1">аждый модуль может решает определенную задачу, к примеру список книг к прочтению, список покупок</text:span><text:span text:style-name="T8"> или</text:span><text:span text:style-name="T1"> </text:span><text:span text:style-name="T8">модуль для напоминая об отдыхе глаз через определенное время (</text:span><text:span text:style-name="T9">именно этот модуль я и хочу сделать в первую очередь)</text:span><text:span text:style-name="T8">.</text:span></text:p>
      <text:p text:style-name="P6"><text:span text:style-name="T8"><text:tab/>О</text:span><text:span text:style-name="T9">днако, п</text:span><text:span text:style-name="T4">риложение и модули будут имеют графический интерфейс </text:span><text:span text:style-name="T9">и требуют использования </text:span><text:span text:style-name="T1">промышленны</text:span><text:span text:style-name="T9">х</text:span><text:span text:style-name="T1"> библиотек</text:span><text:span text:style-name="T9">, по этому</text:span><text:span text:style-name="T4"> к ним </text:span><text:span text:style-name="T9">вернемся </text:span><text:span text:style-name="T4">в 3-</text:span><text:span text:style-name="T9">ей</text:span><text:span text:style-name="T4"> части курса (думаю буду использовать </text:span><text:span text:style-name="T12">Qt</text:span><text:span text:style-name="T8">, так как понадобиться как под Linux, так и под Windows</text:span><text:span text:style-name="T4">). </text:span></text:p>
      <text:p text:style-name="P5"><text:span text:style-name="T1"/></text:p>
      <text:p text:style-name="P5"><text:span text:style-name="T1"><text:tab/>Подробнее рассмотрим систему управления задачами, второй рисунок (следующие два файла </text:span><text:span text:style-name="T10">.png</text:span><text:span text:style-name="T1"> и .</text:span><text:span text:style-name="T10">svg</text:span><text:span text:style-name="T5">) </text:span></text:p>
      <text:p text:style-name="P5"><text:span text:style-name="T5"/></text:p>
      <text:p text:style-name="P5"><text:span text:style-name="T5"><text:tab/>Каждый модуль может получить нужное дерево задач и выполнять </text:span><text:span text:style-name="T6">его работу. </text:span><text:span text:style-name="T7">Система управления задач может получить дерево задач из различных источников.</text:span><text:span text:style-name="T7"> </text:span><text:span text:style-name="T6"><text:s text:c="2"/></text:span></text:p>
      <text:p text:style-name="P5"><text:span text:style-name="T5"/></text:p>
      <text:p text:style-name="P5"><text:span text:style-name="T5">P.S.: Диаграммы создавал с помощью </text:span><text:span text:style-name="T10">PlantUml</text:span></text:p>
      <text:p text:style-name="P5"><text:span text:style-name="T1"><text:s/></text:span></text:p>
      <text:p text:style-name="P4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6:57:28.522600119</meta:creation-date>
    <dc:date>2016-09-09T17:29:33.356903416</dc:date>
    <meta:editing-duration>PT32M2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152" meta:character-count="1082" meta:non-whitespace-character-count="925"/>
  </office:meta>
</office:document-meta>
</file>